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Pictures/2000000E000000DF000000DF8D054B72D8F4480F.svm" manifest:media-type="image/x-svm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4mm" svg:x="79.57mm" svg:y="32.14mm">
            <draw:object draw:notify-on-update-of-ranges="Sheet1.A1:Sheet1.A1 Sheet1.B2:Sheet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me passed</text:p>
          </table:table-cell>
          <table:table-cell table:number-columns-repeated="3"/>
        </table:table-row>
        <table:table-row table:style-name="ro1">
          <table:table-cell office:value-type="float" office:value="62962115" calcext:value-type="float">
            <text:p>62962115</text:p>
          </table:table-cell>
          <table:table-cell table:formula="of:=[.A2]*10^-6" office:value-type="float" office:value="62.962115" calcext:value-type="float">
            <text:p>62,962115</text:p>
          </table:table-cell>
          <table:table-cell office:value-type="string" calcext:value-type="string">
            <text:p>var</text:p>
          </table:table-cell>
          <table:table-cell table:formula="of:=COM.MICROSOFT.VAR.S([.B2:.B12])" office:value-type="float" office:value="33.4565762666971" calcext:value-type="float">
            <text:p>33,4565762666971</text:p>
          </table:table-cell>
        </table:table-row>
        <table:table-row table:style-name="ro1">
          <table:table-cell office:value-type="float" office:value="52705603" calcext:value-type="float">
            <text:p>52705603</text:p>
          </table:table-cell>
          <table:table-cell table:formula="of:=[.A3]*10^-6" office:value-type="float" office:value="52.705603" calcext:value-type="float">
            <text:p>52,705603</text:p>
          </table:table-cell>
          <table:table-cell office:value-type="string" calcext:value-type="string">
            <text:p>moy</text:p>
          </table:table-cell>
          <table:table-cell table:formula="of:=GEOMEAN([.B2:.B12])" office:value-type="float" office:value="56.6268329070978" calcext:value-type="float">
            <text:p>56,6268329070978</text:p>
          </table:table-cell>
        </table:table-row>
        <table:table-row table:style-name="ro1">
          <table:table-cell office:value-type="float" office:value="66659793" calcext:value-type="float">
            <text:p>66659793</text:p>
          </table:table-cell>
          <table:table-cell table:formula="of:=[.A4]*10^-6" office:value-type="float" office:value="66.659793" calcext:value-type="float">
            <text:p>66,659793</text:p>
          </table:table-cell>
          <table:table-cell table:number-columns-repeated="2"/>
        </table:table-row>
        <table:table-row table:style-name="ro1">
          <table:table-cell office:value-type="float" office:value="55793058" calcext:value-type="float">
            <text:p>55793058</text:p>
          </table:table-cell>
          <table:table-cell table:formula="of:=[.A5]*10^-6" office:value-type="float" office:value="55.793058" calcext:value-type="float">
            <text:p>55,793058</text:p>
          </table:table-cell>
          <table:table-cell table:number-columns-repeated="2"/>
        </table:table-row>
        <table:table-row table:style-name="ro1">
          <table:table-cell office:value-type="float" office:value="50297826" calcext:value-type="float">
            <text:p>50297826</text:p>
          </table:table-cell>
          <table:table-cell table:formula="of:=[.A6]*10^-6" office:value-type="float" office:value="50.297826" calcext:value-type="float">
            <text:p>50,297826</text:p>
          </table:table-cell>
          <table:table-cell table:number-columns-repeated="2"/>
        </table:table-row>
        <table:table-row table:style-name="ro1">
          <table:table-cell office:value-type="float" office:value="52303291" calcext:value-type="float">
            <text:p>52303291</text:p>
          </table:table-cell>
          <table:table-cell table:formula="of:=[.A7]*10^-6" office:value-type="float" office:value="52.303291" calcext:value-type="float">
            <text:p>52,303291</text:p>
          </table:table-cell>
          <table:table-cell table:number-columns-repeated="2"/>
        </table:table-row>
        <table:table-row table:style-name="ro1">
          <table:table-cell office:value-type="float" office:value="62594227" calcext:value-type="float">
            <text:p>62594227</text:p>
          </table:table-cell>
          <table:table-cell table:formula="of:=[.A8]*10^-6" office:value-type="float" office:value="62.594227" calcext:value-type="float">
            <text:p>62,594227</text:p>
          </table:table-cell>
          <table:table-cell table:number-columns-repeated="2"/>
        </table:table-row>
        <table:table-row table:style-name="ro1">
          <table:table-cell office:value-type="float" office:value="52024238" calcext:value-type="float">
            <text:p>52024238</text:p>
          </table:table-cell>
          <table:table-cell table:formula="of:=[.A9]*10^-6" office:value-type="float" office:value="52.024238" calcext:value-type="float">
            <text:p>52,024238</text:p>
          </table:table-cell>
          <table:table-cell table:number-columns-repeated="2"/>
        </table:table-row>
        <table:table-row table:style-name="ro1">
          <table:table-cell office:value-type="float" office:value="63002675" calcext:value-type="float">
            <text:p>63002675</text:p>
          </table:table-cell>
          <table:table-cell table:formula="of:=[.A10]*10^-6" office:value-type="float" office:value="63.002675" calcext:value-type="float">
            <text:p>63,002675</text:p>
          </table:table-cell>
          <table:table-cell table:number-columns-repeated="2"/>
        </table:table-row>
        <table:table-row table:style-name="ro1">
          <table:table-cell office:value-type="float" office:value="52093808" calcext:value-type="float">
            <text:p>52093808</text:p>
          </table:table-cell>
          <table:table-cell table:formula="of:=[.A11]*10^-6" office:value-type="float" office:value="52.093808" calcext:value-type="float">
            <text:p>52,093808</text:p>
          </table:table-cell>
          <table:table-cell table:number-columns-repeated="2"/>
        </table:table-row>
        <table:table-row table:style-name="ro1">
          <table:table-cell office:value-type="float" office:value="55322455" calcext:value-type="float">
            <text:p>55322455</text:p>
          </table:table-cell>
          <table:table-cell table:formula="of:=[.A12]*10^-6" office:value-type="float" office:value="55.322455" calcext:value-type="float">
            <text:p>55,32245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currency-style style:name="N10107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6:45:43.333759110</meta:creation-date>
    <dc:date>2019-04-21T16:54:58.804305704</dc:date>
    <meta:editing-duration>PT9M16S</meta:editing-duration>
    <meta:editing-cycles>1</meta:editing-cycles>
    <meta:document-statistic meta:table-count="1" meta:cell-count="27" meta:object-count="1"/>
    <meta:generator>LibreOffice/6.1.5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8D054B72D8F4480F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468cm" svg:y="0.316cm" chart:style-name="ch2">
          <text:p>Temps de prise de photo</text:p>
        </chart:title>
        <chart:plot-area chart:style-name="ch3" table:cell-range-address="Sheet1.A1:Sheet1.A1 Sheet1.B2:Sheet1.B12" chart:data-source-has-labels="row" svg:x="1.33cm" svg:y="1.275cm" svg:width="14.349cm" svg:height="6.569cm">
          <chartooo:coordinate-region svg:x="1.951cm" svg:y="1.474cm" svg:width="13.541cm" svg:height="5.723cm"/>
          <chart:axis chart:dimension="x" chart:name="primary-x" chart:style-name="ch4">
            <chart:title svg:x="7.018cm" svg:y="8.024cm" chart:style-name="ch5">
              <text:p>Numéro de la photo</text:p>
            </chart:title>
          </chart:axis>
          <chart:axis chart:dimension="y" chart:name="primary-y" chart:style-name="ch4">
            <chart:title svg:x="0.451cm" svg:y="5.688cm" chart:style-name="ch6">
              <text:p>Temps (en ms)</text:p>
            </chart:title>
            <chart:grid chart:style-name="ch7" chart:class="major"/>
          </chart:axis>
          <chart:series chart:style-name="ch8" chart:values-cell-range-address="Sheet1.B2:Sheet1.B12" chart:label-cell-address="Sheet1.A1:Sheet1.A1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passed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.962115">
                <text:p>62.962115</text:p>
                <draw:g>
                  <svg:desc>Sheet1.B2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.705603">
                <text:p>52.705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659793">
                <text:p>66.6597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793058">
                <text:p>55.793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297826">
                <text:p>50.2978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303291">
                <text:p>52.303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.594227">
                <text:p>62.5942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.024238">
                <text:p>52.0242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.002675">
                <text:p>63.002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.093808">
                <text:p>52.093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322455">
                <text:p>55.3224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